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Rapport du service</text:p>
      <text:p text:style-name="Standard"/>
      <text:p text:style-name="P3"><text:span text:style-name="T3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9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><text:span text:style-name="T4">Référence cadastrale</text:span> : <text:text-input text:description="Parcelles">self.getPortionOutsText()</text:text-input></text:p>
      <text:p text:style-name="P4"/>
      <text:p text:style-name="P4"/>
      <text:p text:style-name="P4">Vu la demande de permis d’urbanisme introduite par <text:text-input text:description="Demandeurs">self.getApplicantsSignaletic()</text:text-input>;</text:p>
      <text:p text:style-name="P4"/>
      <text:p text:style-name="P4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P4"/>
      <text:p text:style-name="P4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P4"/>
      <text:p text:style-name="P4">Attendu que la demande complète de permis a été déposée à l'Administration communale contre récépissé daté du <text:text-input text:description="Date de dépôt">self.getDepositDate()</text:text-input>;</text:p>
      <text:p text:style-name="P4"/>
      <text:p text:style-name="P4">Attendu que ...</text:p>
      <text:p text:style-name="P4"/>
      <text:p text:style-name="P4">Vu les articles 108, 113 et 116 §4 du Code wallon ;</text:p>
      <text:p text:style-name="P4"/>
      <text:p text:style-name="P4">Pour ces motifs :</text:p>
      <text:p text:style-name="P4"/>
      <text:p text:style-name="P4">EMET un avis <text:span text:style-name="T4"><text:text-input text:description="Décision">self.displayValue(urbanEventObj.listDecisions(), urbanEventObj.getDecision()).upper()</text:text-input></text:span><text:span text:style-name="T4"> </text:span>sur le proje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4:55:34</dc:date>
    <dc:language>fr-FR</dc:language>
    <meta:editing-cycles>60</meta:editing-cycles>
    <meta:editing-duration>PT32H42M09S</meta:editing-duration>
    <dc:creator>Stéphan Geulette</dc:creator>
    <meta:document-statistic meta:table-count="0" meta:image-count="0" meta:object-count="0" meta:page-count="1" meta:paragraph-count="18" meta:word-count="142" meta:character-count="1110"/>
    <meta:user-defined meta:name="Info 1"/>
    <meta:user-defined meta:name="Info 2"/>
    <meta:user-defined meta:name="Info 3"/>
    <meta:user-defined meta:name="Info 4"/>
  </office:meta>
</office:document-meta>
</file>